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02f" officeooo:paragraph-rsid="000e602f"/>
    </style:style>
    <style:style style:name="T1" style:family="text">
      <style:text-properties officeooo:rsid="00100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, <text:span text:style-name="T1">he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12:07.186540074</meta:creation-date>
    <dc:date>2020-03-30T21:50:00.869425447</dc:date>
    <meta:editing-duration>PT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